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DejaVu Sans" svg:font-family="'DejaVu Sans'" style:font-adornments="Regular" style:font-family-generic="swiss" style:font-pitch="variable"/>
    <style:font-face style:name="DejaVu Sans Bold" svg:font-family="'DejaVu Sans Bold'" style:font-adornments="Bold" style:font-family-generic="swiss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6pt" style:font-size-asian="6pt" style:font-size-complex="6pt"/>
    </style:style>
    <style:style style:name="P2" style:family="paragraph" style:parent-style-name="Standard">
      <style:text-properties fo:font-size="8pt" style:font-size-asian="8pt" style:font-size-complex="8pt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text-properties fo:font-size="16pt" style:font-size-asian="16pt" style:font-size-complex="16pt"/>
    </style:style>
    <style:style style:name="P6" style:family="paragraph" style:parent-style-name="Standard">
      <style:text-properties fo:font-size="18pt" style:font-size-asian="18pt" style:font-size-complex="18pt"/>
    </style:style>
    <style:style style:name="P7" style:family="paragraph" style:parent-style-name="Standard">
      <style:text-properties fo:font-size="20pt" style:font-size-asian="20pt" style:font-size-complex="20pt"/>
    </style:style>
    <style:style style:name="P8" style:family="paragraph" style:parent-style-name="Standard">
      <style:text-properties fo:font-size="26pt" style:font-size-asian="26pt" style:font-size-complex="26pt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Wubiq – version 0.3</text:p>
      <text:p text:style-name="Standard"/>
      <text:p text:style-name="Standard">Libere sus impresoras - Wubiq: Impresión desde cualquier lugar a cualquier impresora.</text:p>
      <text:p text:style-name="Standard"/>
      <text:p text:style-name="Standard">Impresión de Página de Prueba.</text:p>
      <text:p text:style-name="Standard"/>
      <text:p text:style-name="Standard">Debe ver varias líneas de texto seguida de una gráfica en colores.</text:p>
      <text:p text:style-name="Standard"/>
      <text:p text:style-name="P1">wubiq para impresión entre grupos.</text:p>
      <text:p text:style-name="P2">wubiq para impresión entre grupos.</text:p>
      <text:p text:style-name="P3">wubiq para impresión entre grupos.</text:p>
      <text:p text:style-name="Standard">wubiq para impresión entre grupos.</text:p>
      <text:p text:style-name="P4">wubiq para impresión entre grupos.</text:p>
      <text:p text:style-name="P5">wubiq para impresión entre grupos.</text:p>
      <text:p text:style-name="P6">wubiq para impresión entre grupos.</text:p>
      <text:p text:style-name="P7">wubiq para impresión entre grupos.</text:p>
      <text:p text:style-name="P8">wubiq para impresión entre grupos.</text:p>
      <text:p text:style-name="P8"/>
      <text:p text:style-name="Standard"/>
      <text:p text:style-name="Standard"><draw:frame draw:style-name="fr1" draw:name="Object1" text:anchor-type="paragraph" svg:width="13.324cm" svg:height="7.001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DejaVu Sans" svg:font-family="'DejaVu Sans'" style:font-adornments="Regular" style:font-family-generic="swiss" style:font-pitch="variable"/>
    <style:font-face style:name="DejaVu Sans Bold" svg:font-family="'DejaVu Sans Bold'" style:font-adornments="Bold" style:font-family-generic="swiss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DO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DO" style:letter-kerning="true" style:font-name-asian="Arial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weight="350" style:font-size-asian="10.5pt"/>
    </style:style>
    <style:style style:name="Heading" style:family="paragraph" style:parent-style-name="Standard" style:next-style-name="Text_20_body" style:class="text">
      <style:paragraph-properties fo:margin-top="0cm" fo:margin-bottom="0cm" fo:text-align="center" style:justify-single-word="false" fo:keep-with-next="always"/>
      <style:text-properties style:font-name="DejaVu Sans Bold" fo:font-size="16pt" fo:font-weight="bold" style:font-name-asian="Arial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6-23T17:00:12</meta:creation-date>
    <dc:date>2011-07-02T22:33:41</dc:date>
    <meta:editing-duration>PT00H27M58S</meta:editing-duration>
    <meta:editing-cycles>8</meta:editing-cycles>
    <meta:generator>NeoOffice/3.1.2$Unix OpenOffice.org_project/Patch 9</meta:generator>
    <meta:document-statistic meta:table-count="0" meta:image-count="0" meta:object-count="1" meta:page-count="1" meta:paragraph-count="13" meta:word-count="78" meta:character-count="50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3.324cm" svg:height="7cm" chart:class="chart:bar" chart:style-name="ch1">
        <chart:legend chart:legend-position="end" svg:x="11.045cm" svg:y="2.804cm" chart:style-name="ch2"/>
        <chart:plot-area chart:style-name="ch3" chart:data-source-has-labels="both" svg:x="0.266cm" svg:y="0.14cm" svg:width="10.514cm" svg:height="6.58cm">
          <chart:axis chart:dimension="x" chart:name="primary-x" chart:style-name="ch4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1</text:p>
              </table:table-cell>
              <table:table-cell office:value-type="string">
                <text:p>Columna 2</text:p>
              </table:table-cell>
              <table:table-cell office:value-type="string">
                <text:p>Columna 3</text:p>
              </table:table-cell>
            </table:table-row>
          </table:table-header-rows>
          <table:table-rows>
            <table:table-row>
              <table:table-cell office:value-type="string">
                <text:p>Fila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Fila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Fila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Fila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1.2$Unix OpenOffice.org_project/Patch 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